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svg:font-family="'Roboto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b11" officeooo:paragraph-rsid="001a4b11"/>
    </style:style>
    <style:style style:name="P2" style:family="paragraph" style:parent-style-name="Standard">
      <style:text-properties officeooo:rsid="001a4b11" officeooo:paragraph-rsid="002838a2"/>
    </style:style>
    <style:style style:name="P3" style:family="paragraph" style:parent-style-name="Standard">
      <style:text-properties officeooo:rsid="001a8dae" officeooo:paragraph-rsid="001a8dae"/>
    </style:style>
    <style:style style:name="P4" style:family="paragraph" style:parent-style-name="Standard">
      <style:text-properties officeooo:rsid="001aa4b8" officeooo:paragraph-rsid="001aa4b8"/>
    </style:style>
    <style:style style:name="P5" style:family="paragraph" style:parent-style-name="Standard">
      <style:text-properties officeooo:rsid="001c9af5" officeooo:paragraph-rsid="001a4b11"/>
    </style:style>
    <style:style style:name="P6" style:family="paragraph" style:parent-style-name="Standard">
      <style:text-properties officeooo:rsid="001c9af5" officeooo:paragraph-rsid="001dfb71"/>
    </style:style>
    <style:style style:name="P7" style:family="paragraph" style:parent-style-name="Standard">
      <style:text-properties fo:font-weight="bold" officeooo:rsid="001c9af5" officeooo:paragraph-rsid="001dfb71" style:font-weight-asian="bold" style:font-weight-complex="bold"/>
    </style:style>
    <style:style style:name="P8" style:family="paragraph" style:parent-style-name="Standard">
      <style:paragraph-properties fo:text-align="center" style:justify-single-word="false"/>
      <style:text-properties fo:font-weight="bold" officeooo:rsid="002040db" officeooo:paragraph-rsid="002040db" style:font-weight-asian="bold" style:font-weight-complex="bold"/>
    </style:style>
    <style:style style:name="P9" style:family="paragraph" style:parent-style-name="Standard">
      <style:paragraph-properties fo:text-align="start" style:justify-single-word="false"/>
      <style:text-properties fo:font-weight="bold" officeooo:rsid="002040db" officeooo:paragraph-rsid="002040db" style:font-weight-asian="bold" style:font-weight-complex="bold"/>
    </style:style>
    <style:style style:name="P10" style:family="paragraph" style:parent-style-name="Standard">
      <style:text-properties fo:font-weight="bold" officeooo:rsid="001a4b11" officeooo:paragraph-rsid="0022a3e7" style:font-weight-asian="bold" style:font-weight-complex="bold"/>
    </style:style>
    <style:style style:name="P11" style:family="paragraph" style:parent-style-name="Standard">
      <style:text-properties fo:font-weight="bold" officeooo:rsid="001a4b11" officeooo:paragraph-rsid="0029d7e3" style:font-weight-asian="bold" style:font-weight-complex="bold"/>
    </style:style>
    <style:style style:name="P12" style:family="paragraph" style:parent-style-name="Standard">
      <style:text-properties fo:font-weight="bold" officeooo:rsid="001a4b11" officeooo:paragraph-rsid="002bbcb9" style:font-weight-asian="bold" style:font-weight-complex="bold"/>
    </style:style>
    <style:style style:name="P13" style:family="paragraph" style:parent-style-name="Standard">
      <style:text-properties fo:font-weight="bold" officeooo:rsid="001a4b11" officeooo:paragraph-rsid="00302ce0" style:font-weight-asian="bold" style:font-weight-complex="bold"/>
    </style:style>
    <style:style style:name="P14" style:family="paragraph" style:parent-style-name="Standard">
      <style:text-properties fo:font-weight="bold" officeooo:rsid="001a8dae" officeooo:paragraph-rsid="00302ce0" style:font-weight-asian="bold" style:font-weight-complex="bold"/>
    </style:style>
    <style:style style:name="P15" style:family="paragraph" style:parent-style-name="Standard">
      <style:text-properties fo:font-weight="bold" officeooo:rsid="001aa4b8" officeooo:paragraph-rsid="00302ce0" style:font-weight-asian="bold" style:font-weight-complex="bold"/>
    </style:style>
    <style:style style:name="P16" style:family="paragraph" style:parent-style-name="Standard">
      <style:text-properties fo:font-weight="bold" officeooo:rsid="0026a215" officeooo:paragraph-rsid="0026a215" style:font-weight-asian="bold" style:font-weight-complex="bold"/>
    </style:style>
    <style:style style:name="P17" style:family="paragraph" style:parent-style-name="Standard">
      <style:text-properties fo:font-weight="bold" officeooo:rsid="001f0511" officeooo:paragraph-rsid="001f0511" style:font-weight-asian="bold" style:font-weight-complex="bold"/>
    </style:style>
    <style:style style:name="P18" style:family="paragraph" style:parent-style-name="Standard">
      <style:text-properties officeooo:rsid="001dfb71" officeooo:paragraph-rsid="001dfb71"/>
    </style:style>
    <style:style style:name="P19" style:family="paragraph" style:parent-style-name="Standard">
      <style:text-properties officeooo:rsid="001dfb71" officeooo:paragraph-rsid="001f0511"/>
    </style:style>
    <style:style style:name="P20" style:family="paragraph" style:parent-style-name="Standard">
      <style:text-properties officeooo:rsid="001dfb71" officeooo:paragraph-rsid="002040db"/>
    </style:style>
    <style:style style:name="P21" style:family="paragraph" style:parent-style-name="Standard">
      <style:text-properties officeooo:rsid="001f7881" officeooo:paragraph-rsid="001f7881"/>
    </style:style>
    <style:style style:name="P22" style:family="paragraph" style:parent-style-name="Standard">
      <style:paragraph-properties fo:text-align="start" style:justify-single-word="false"/>
      <style:text-properties fo:font-weight="normal" officeooo:rsid="002040db" officeooo:paragraph-rsid="002040db" style:font-weight-asian="normal" style:font-weight-complex="normal"/>
    </style:style>
    <style:style style:name="P23" style:family="paragraph" style:parent-style-name="Standard">
      <style:paragraph-properties fo:text-align="start" style:justify-single-word="false"/>
      <style:text-properties fo:font-weight="normal" officeooo:rsid="00218997" officeooo:paragraph-rsid="00218997" style:font-weight-asian="normal" style:font-weight-complex="normal"/>
    </style:style>
    <style:style style:name="P24" style:family="paragraph" style:parent-style-name="Standard">
      <style:paragraph-properties fo:text-align="start" style:justify-single-word="false"/>
      <style:text-properties fo:font-weight="normal" officeooo:rsid="00218997" officeooo:paragraph-rsid="00226d25" style:font-weight-asian="normal" style:font-weight-complex="normal"/>
    </style:style>
    <style:style style:name="P25" style:family="paragraph" style:parent-style-name="Standard">
      <style:paragraph-properties fo:text-align="start" style:justify-single-word="false"/>
      <style:text-properties fo:font-weight="normal" officeooo:rsid="00226d25" officeooo:paragraph-rsid="00226d25" style:font-weight-asian="normal" style:font-weight-complex="normal"/>
    </style:style>
    <style:style style:name="P26" style:family="paragraph" style:parent-style-name="Standard">
      <style:text-properties fo:font-weight="normal" officeooo:rsid="0029d7e3" officeooo:paragraph-rsid="0029d7e3" style:font-weight-asian="normal" style:font-weight-complex="normal"/>
    </style:style>
    <style:style style:name="P27" style:family="paragraph" style:parent-style-name="Standard">
      <style:paragraph-properties fo:text-align="start" style:justify-single-word="false"/>
      <style:text-properties fo:font-weight="normal" officeooo:rsid="0029d7e3" officeooo:paragraph-rsid="0029d7e3" style:font-weight-asian="normal" style:font-weight-complex="normal"/>
    </style:style>
    <style:style style:name="P28" style:family="paragraph" style:parent-style-name="Standard">
      <style:text-properties fo:font-weight="normal" officeooo:rsid="002bbcb9" officeooo:paragraph-rsid="002bbcb9" style:font-weight-asian="normal" style:font-weight-complex="normal"/>
    </style:style>
    <style:style style:name="P29" style:family="paragraph" style:parent-style-name="Standard">
      <style:text-properties fo:font-weight="normal" officeooo:rsid="002cca47" officeooo:paragraph-rsid="002cca47" style:font-weight-asian="normal" style:font-weight-complex="normal"/>
    </style:style>
    <style:style style:name="P30" style:family="paragraph" style:parent-style-name="Standard">
      <style:text-properties fo:font-weight="normal" officeooo:rsid="002cca47" officeooo:paragraph-rsid="002f4356" style:font-weight-asian="normal" style:font-weight-complex="normal"/>
    </style:style>
    <style:style style:name="P31" style:family="paragraph" style:parent-style-name="Standard">
      <style:text-properties fo:font-weight="normal" officeooo:rsid="002cca47" officeooo:paragraph-rsid="00302ce0" style:font-weight-asian="normal" style:font-weight-complex="normal"/>
    </style:style>
    <style:style style:name="P32" style:family="paragraph" style:parent-style-name="Standard">
      <style:text-properties fo:font-weight="normal" officeooo:rsid="00302ce0" officeooo:paragraph-rsid="00302ce0" style:font-weight-asian="normal" style:font-weight-complex="normal"/>
    </style:style>
    <style:style style:name="P33" style:family="paragraph" style:parent-style-name="Standard">
      <style:text-properties fo:font-weight="normal" officeooo:rsid="0026a215" officeooo:paragraph-rsid="0026a215" style:font-weight-asian="normal" style:font-weight-complex="normal"/>
    </style:style>
    <style:style style:name="P34" style:family="paragraph" style:parent-style-name="Standard">
      <style:text-properties officeooo:rsid="0022a3e7" officeooo:paragraph-rsid="0022a3e7"/>
    </style:style>
    <style:style style:name="P35" style:family="paragraph" style:parent-style-name="Standard">
      <style:text-properties officeooo:rsid="0023d600" officeooo:paragraph-rsid="0023d600"/>
    </style:style>
    <style:style style:name="P36" style:family="paragraph" style:parent-style-name="Standard">
      <style:text-properties officeooo:rsid="0023d600" officeooo:paragraph-rsid="00252a56"/>
    </style:style>
    <style:style style:name="P37" style:family="paragraph" style:parent-style-name="Standard">
      <style:text-properties officeooo:rsid="0023d600" officeooo:paragraph-rsid="0026a215"/>
    </style:style>
    <style:style style:name="P38" style:family="paragraph" style:parent-style-name="Standard">
      <style:text-properties officeooo:rsid="0033db1d" officeooo:paragraph-rsid="0033db1d"/>
    </style:style>
    <style:style style:name="P39" style:family="paragraph" style:parent-style-name="Standard">
      <style:text-properties officeooo:rsid="0033db1d" officeooo:paragraph-rsid="00358b9e"/>
    </style:style>
    <style:style style:name="P40" style:family="paragraph" style:parent-style-name="Standard">
      <style:text-properties officeooo:rsid="0033db1d" officeooo:paragraph-rsid="0038b3c3"/>
    </style:style>
    <style:style style:name="P41" style:family="paragraph" style:parent-style-name="Standard">
      <style:text-properties officeooo:rsid="0033db1d" officeooo:paragraph-rsid="0039f52d"/>
    </style:style>
    <style:style style:name="P42" style:family="paragraph" style:parent-style-name="Standard">
      <style:text-properties officeooo:rsid="00360808" officeooo:paragraph-rsid="00360808"/>
    </style:style>
    <style:style style:name="P43" style:family="paragraph" style:parent-style-name="Standard">
      <style:text-properties officeooo:rsid="00360808" officeooo:paragraph-rsid="00361e5d"/>
    </style:style>
    <style:style style:name="P44" style:family="paragraph" style:parent-style-name="Standard">
      <style:text-properties officeooo:rsid="00361e5d" officeooo:paragraph-rsid="00361e5d"/>
    </style:style>
    <style:style style:name="P45" style:family="paragraph" style:parent-style-name="Standard">
      <style:text-properties officeooo:rsid="0037a0fb" officeooo:paragraph-rsid="0037a0fb"/>
    </style:style>
    <style:style style:name="P46" style:family="paragraph" style:parent-style-name="Standard">
      <style:text-properties officeooo:rsid="0039f52d" officeooo:paragraph-rsid="0039f52d"/>
    </style:style>
    <style:style style:name="P47" style:family="paragraph" style:parent-style-name="Standard">
      <style:paragraph-properties fo:break-before="page"/>
      <style:text-properties fo:font-weight="bold" officeooo:rsid="0022a3e7" officeooo:paragraph-rsid="0022a3e7" style:font-weight-asian="bold" style:font-weight-complex="bold"/>
    </style:style>
    <style:style style:name="P48" style:family="paragraph" style:parent-style-name="Standard">
      <style:paragraph-properties fo:break-before="page"/>
      <style:text-properties officeooo:rsid="001f7881" officeooo:paragraph-rsid="001f7881"/>
    </style:style>
    <style:style style:name="P49" style:family="paragraph" style:parent-style-name="Standard">
      <style:paragraph-properties fo:break-before="page"/>
      <style:text-properties officeooo:rsid="0033db1d" officeooo:paragraph-rsid="0033db1d"/>
    </style:style>
    <style:style style:name="P50" style:family="paragraph" style:parent-style-name="Preformatted_20_Text">
      <style:text-properties fo:font-variant="normal" fo:text-transform="none" fo:color="#37474f" style:font-name="Roboto Mono" fo:font-size="10.5pt" fo:letter-spacing="normal" fo:font-style="normal" fo:font-weight="normal" officeooo:rsid="00360808" officeooo:paragraph-rsid="00360808"/>
    </style:style>
    <style:style style:name="P51" style:family="paragraph" style:parent-style-name="Preformatted_20_Text">
      <style:paragraph-properties fo:margin-top="0in" fo:margin-bottom="0in" loext:contextual-spacing="false" style:line-height-at-least="0.2083in" fo:orphans="2" fo:widows="2" fo:padding="0in" fo:border="none"/>
      <style:text-properties fo:font-variant="normal" fo:text-transform="none" fo:color="#3b78e7" style:font-name="Roboto Mono" fo:font-size="10.5pt" fo:letter-spacing="normal" fo:font-style="normal" fo:font-weight="normal"/>
    </style:style>
    <style:style style:name="P52" style:family="paragraph" style:parent-style-name="Preformatted_20_Text">
      <style:paragraph-properties fo:margin-top="0in" fo:margin-bottom="0in" loext:contextual-spacing="false" style:line-height-at-least="0.2083in" fo:orphans="2" fo:widows="2" fo:padding="0in" fo:border="none"/>
      <style:text-properties fo:font-variant="normal" fo:text-transform="none" fo:color="#37474f" fo:letter-spacing="normal"/>
    </style:style>
    <style:style style:name="T1" style:family="text">
      <style:text-properties officeooo:rsid="001c9af5"/>
    </style:style>
    <style:style style:name="T2" style:family="text">
      <style:text-properties officeooo:rsid="001d7a01"/>
    </style:style>
    <style:style style:name="T3" style:family="text">
      <style:text-properties officeooo:rsid="001dfb71"/>
    </style:style>
    <style:style style:name="T4" style:family="text">
      <style:text-properties officeooo:rsid="001f0511"/>
    </style:style>
    <style:style style:name="T5" style:family="text">
      <style:text-properties officeooo:rsid="002040db"/>
    </style:style>
    <style:style style:name="T6" style:family="text">
      <style:text-properties fo:font-weight="normal" style:font-weight-asian="normal" style:font-weight-complex="normal"/>
    </style:style>
    <style:style style:name="T7" style:family="text">
      <style:text-properties fo:font-weight="normal" officeooo:rsid="0029d7e3" style:font-weight-asian="normal" style:font-weight-complex="normal"/>
    </style:style>
    <style:style style:name="T8" style:family="text">
      <style:text-properties fo:font-weight="normal" officeooo:rsid="0030f731" style:font-weight-asian="normal" style:font-weight-complex="normal"/>
    </style:style>
    <style:style style:name="T9" style:family="text">
      <style:text-properties officeooo:rsid="00226d25"/>
    </style:style>
    <style:style style:name="T10" style:family="text">
      <style:text-properties officeooo:rsid="0022a3e7"/>
    </style:style>
    <style:style style:name="T11" style:family="text">
      <style:text-properties officeooo:rsid="0023d600"/>
    </style:style>
    <style:style style:name="T12" style:family="text">
      <style:text-properties officeooo:rsid="00252a56"/>
    </style:style>
    <style:style style:name="T13" style:family="text">
      <style:text-properties officeooo:rsid="0026a215"/>
    </style:style>
    <style:style style:name="T14" style:family="text">
      <style:text-properties officeooo:rsid="002bbcb9"/>
    </style:style>
    <style:style style:name="T15" style:family="text">
      <style:text-properties officeooo:rsid="002cca47"/>
    </style:style>
    <style:style style:name="T16" style:family="text">
      <style:text-properties officeooo:rsid="002e1f88"/>
    </style:style>
    <style:style style:name="T17" style:family="text">
      <style:text-properties officeooo:rsid="002f4356"/>
    </style:style>
    <style:style style:name="T18" style:family="text">
      <style:text-properties officeooo:rsid="00358b9e"/>
    </style:style>
    <style:style style:name="T19" style:family="text">
      <style:text-properties officeooo:rsid="00361e5d"/>
    </style:style>
    <style:style style:name="T20" style:family="text">
      <style:text-properties fo:color="#3b78e7"/>
    </style:style>
    <style:style style:name="T21" style:family="text">
      <style:text-properties fo:color="#3b78e7" style:font-name="Roboto Mono" fo:font-size="10.5pt" fo:font-style="normal" fo:font-weight="normal"/>
    </style:style>
    <style:style style:name="T22" style:family="text">
      <style:text-properties fo:color="#000000"/>
    </style:style>
    <style:style style:name="T23" style:family="text">
      <style:text-properties fo:color="#000000" style:font-name="Roboto Mono" fo:font-size="10.5pt" fo:font-style="normal" fo:font-weight="normal"/>
    </style:style>
    <style:style style:name="T24" style:family="text">
      <style:text-properties fo:color="#8e24aa"/>
    </style:style>
    <style:style style:name="T25" style:family="text">
      <style:text-properties fo:color="#666600"/>
    </style:style>
    <style:style style:name="T26" style:family="text">
      <style:text-properties fo:color="#666600" style:font-name="Roboto Mono" fo:font-size="10.5pt" fo:font-style="normal" fo:font-weight="normal"/>
    </style:style>
    <style:style style:name="T27" style:family="text">
      <style:text-properties fo:color="#0d904f"/>
    </style:style>
    <style:style style:name="T28" style:family="text">
      <style:text-properties fo:color="#0d904f" style:font-name="Roboto Mono" fo:font-size="10.5pt" fo:font-style="normal" fo:font-weight="normal"/>
    </style:style>
    <style:style style:name="T29" style:family="text">
      <style:text-properties fo:color="#d81b60" style:font-name="Roboto Mono" fo:font-size="10.5pt" fo:font-style="normal" fo:font-weight="normal"/>
    </style:style>
    <style:style style:name="T30" style:family="text">
      <style:text-properties officeooo:rsid="0037a0fb"/>
    </style:style>
    <style:style style:name="T31" style:family="text">
      <style:text-properties officeooo:rsid="0038b3c3"/>
    </style:style>
    <style:style style:name="T32" style:family="text">
      <style:text-properties officeooo:rsid="0039f52d"/>
    </style:style>
    <style:style style:name="T33" style:family="text">
      <style:text-properties officeooo:rsid="00414c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3">V1 </text:span>Overview/<text:span text:style-name="T3">Storyline</text:span>: </text:p>
      <text:p text:style-name="P18">Customer’s perspective:</text:p>
      <text:p text:style-name="P6"><text:tab/><text:span text:style-name="T3">F</text:span>irst stage: the customer wants to get a ride from one place to another and needs to trade <text:tab/>information with possible drivers in real time. <text:span text:style-name="T2">(expectation to minimize conversation waiting <text:tab/>time) By completing the profile form, the current needs form, and being able to view the current <text:tab/>live driver’s forms, the conversation can be booked and prepared for in minutes. </text:span></text:p>
      <text:p text:style-name="P18"><text:tab/>Second stage: The customer knows the details of the trip and driver, when the ride will arrive, <text:tab/>what items they need to have ready for the experience. (optional change form is reffered to)</text:p>
      <text:p text:style-name="P6"><text:tab/><text:span text:style-name="T3">Third stage: (the experience ensues)/(report a problem/change)</text:span></text:p>
      <text:p text:style-name="P6"><text:tab/><text:span text:style-name="T3">Fourth Stage: The completion form is issued.</text:span></text:p>
      <text:p text:style-name="P18">Driver’s perspective:</text:p>
      <text:p text:style-name="P20"><text:tab/>First Stage: The driver is looking en route/stalling/parked, awaiting the filling of available space <text:tab/>within their vehicle. Data is broadcasted. <text:span text:style-name="T4">(current amneties form is shown)</text:span></text:p>
      <text:p text:style-name="P18"><text:tab/>Second stage: The driver <text:span text:style-name="T4">is alerted of </text:span>the <text:span text:style-name="T4">imminent </text:span>call of a customer and a VERY brief trip <text:tab/>overview <text:span text:style-name="T4">and must accept or deny the customer. (accept ride form/display)</text:span></text:p>
      <text:p text:style-name="P18"><text:tab/>Third stage: <text:span text:style-name="T4">Accepted – Driver is presented with route and overview. </text:span></text:p>
      <text:p text:style-name="P19"><text:tab/><text:span text:style-name="T4">Fourth stage: </text:span>(the experience ensues)/(report a problem/change)</text:p>
      <text:p text:style-name="P19"><text:tab/><text:span text:style-name="T4">Fifth stage: <text:s/></text:span>The completion form is issued</text:p>
      <text:p text:style-name="P6"><text:tab/></text:p>
      <text:p text:style-name="P17">Hurdles</text:p>
      <text:p text:style-name="P1"><text:tab/>Customer(C) wants to know:</text:p>
      <text:p text:style-name="P1">1How much is a taxi from here(location) to here(location)?</text:p>
      <text:p text:style-name="P1">2How long will it take to get here?</text:p>
      <text:p text:style-name="P1">3How long is the ride duration?<text:line-break/>4Who is the taxi driver?</text:p>
      <text:p text:style-name="P1">5Is that driver’s path the same one in my direction?</text:p>
      <text:p text:style-name="P1">6Does the driver offer any amneties?</text:p>
      <text:p text:style-name="P1">7How good is the driver’s rating?</text:p>
      <text:p text:style-name="P1">8Has the driver passed any tests?</text:p>
      <text:p text:style-name="P1">9How large is the car?</text:p>
      <text:p text:style-name="P1">10(optional)Incentivise me to: rate this car, record all audio in the car, pay in bitcoin, clean this car, cater for others in this car, bring in items into this car, take out items of this car, have a longer trip and get gas with this driver, social profile of the driver, special instructions, comments, medical devices onboard? Profile color type<text:span text:style-name="T1">(to explain road priority), needs of the driver, Shared musical likes, ai response wizard for validations(can use trees to figure it out), no interaction</text:span></text:p>
      <text:p text:style-name="P1"/>
      <text:p text:style-name="P1"><text:tab/>Driver(D) wants to know:</text:p>
      <text:p text:style-name="P1">1What what is the traveller’s trip itinerary?</text:p>
      <text:p text:style-name="P1">2What does the customer look like?</text:p>
      <text:p text:style-name="P1">3How much space does the customer need? </text:p>
      <text:p text:style-name="P1">4What things does the customer want? </text:p>
      <text:p text:style-name="P1">5What thing does the customer need</text:p>
      <text:p text:style-name="P1">6Social profile of the customer</text:p>
      <text:p text:style-name="P1">7Would the customer like to control audio or visual effects in the car? </text:p>
      <text:p text:style-name="P1">8What port is needed for handing over video, audio and other sensory applications in the car?</text:p>
      <text:p text:style-name="P3">9Is there a special situation for this client</text:p>
      <text:p text:style-name="P4">10<text:span text:style-name="T2">(optionally)</text:span>If the client wants to drive my car, what is their driving history? <text:span text:style-name="T2">How much tip is expected?, what has the customer studied, what is the customer’s experience rating?</text:span></text:p>
      <text:p text:style-name="P21"/>
      <text:p text:style-name="P48">The following <text:span text:style-name="T5">9 </text:span>forms will help processing speed.</text:p>
      <text:p text:style-name="P21"/>
      <text:p text:style-name="P8">C PROFILE</text:p>
      <text:p text:style-name="P22">Social Profile links: automatic/profile</text:p>
      <text:p text:style-name="P22">Special Situation? (longterm)?(automatic/profile):(current situation/emergency)</text:p>
      <text:p text:style-name="P22">Driving history: automatic/profile</text:p>
      <text:p text:style-name="P22">Payment Type: default automatic profile or quickchange</text:p>
      <text:p text:style-name="P22">(optional)</text:p>
      <text:p text:style-name="P23">Customer rating:</text:p>
      <text:p text:style-name="P23">Driving History</text:p>
      <text:p text:style-name="P23">Driving experience Rating</text:p>
      <text:p text:style-name="P23">Driving resume:</text:p>
      <text:p text:style-name="P8"/>
      <text:p text:style-name="P8">C CURRENT NEEDS</text:p>
      <text:p text:style-name="P22">Location 0: current location automatic</text:p>
      <text:p text:style-name="P22">Location 1: </text:p>
      <text:p text:style-name="P22">Space needed in vehicle?</text:p>
      <text:p text:style-name="P22">Space needed in cargo?</text:p>
      <text:p text:style-name="P22">Special Situation? (longterm)?(automatic/profile):(current situation/emergency)</text:p>
      <text:p text:style-name="P22">Medical need?</text:p>
      <text:p text:style-name="P22">(optional)</text:p>
      <text:p text:style-name="P22">Food/beverage needs?</text:p>
      <text:p text:style-name="P22">Other needs?</text:p>
      <text:p text:style-name="P22">Control Needs: windows/power/port/driver</text:p>
      <text:p text:style-name="P22">Services willing to offer? (free)(paid)</text:p>
      <text:p text:style-name="P22">Payment Type: default automatic profile or quickchange</text:p>
      <text:p text:style-name="P23">Comments</text:p>
      <text:p text:style-name="P8"/>
      <text:p text:style-name="P8">C CHANGE/PROBLEM FORM</text:p>
      <text:p text:style-name="P23">Is there an issue/change?</text:p>
      <text:p text:style-name="P24">Discuss this with the driver and have them make the changes. </text:p>
      <text:p text:style-name="P24">They should appear shortly after the driver has made the change. </text:p>
      <text:p text:style-name="P9"/>
      <text:p text:style-name="P8">C COMPLETION FORM</text:p>
      <text:p text:style-name="P25">(autoaccept). <text:line-break/>Tip your diver?</text:p>
      <text:p text:style-name="P25">Comments about the ride.<text:line-break/>Complete this ride (yes/no)</text:p>
      <text:p text:style-name="P8"/>
      <text:p text:style-name="P8">D PROFILE</text:p>
      <text:p text:style-name="P8"/>
      <text:p text:style-name="P22">Driver’s Rating:<text:line-break/>Driver’s Comments</text:p>
      <text:p text:style-name="P8">D CURRENT NEEDS/AMNETIES</text:p>
      <text:p text:style-name="P8"/>
      <text:p text:style-name="P22">Current location: automatically</text:p>
      <text:p text:style-name="P27">End Destination Time:</text:p>
      <text:p text:style-name="P27">End Destination Location:</text:p>
      <text:p text:style-name="P8"/>
      <text:p text:style-name="P8"><text:soft-page-break/>D ACCEPT RIDE</text:p>
      <text:p text:style-name="P25">Accept/Deny:</text:p>
      <text:p text:style-name="P8"/>
      <text:p text:style-name="P8">D CHANGE/PROBLEM FORM</text:p>
      <text:p text:style-name="P25">Safely pull over/be stopped before you make any changes/reports. </text:p>
      <text:p text:style-name="P25">What needs to be changed? (show options, allow for edits, and then set again)</text:p>
      <text:p text:style-name="P25"/>
      <text:p text:style-name="P8">D COMPLETION FORM<text:line-break/></text:p>
      <text:p text:style-name="P25">Rate your passenger to drop them off. <text:s/></text:p>
      <text:p text:style-name="P47">Hurdle Answers</text:p>
      <text:p text:style-name="P1"><text:tab/><text:span text:style-name="T10">F</text:span>or synergies, fill out the <text:span text:style-name="T9">previous forms</text:span>. Automatically fill in information <text:span text:style-name="T4">that the phone can register</text:span>. <text:span text:style-name="T13">Travel time will be listed in minutes</text:span><text:line-break/><text:span text:style-name="T11">The current setup is as follows and is due to evoltion: </text:span></text:p>
      <text:p text:style-name="P2"><text:tab/><text:span text:style-name="T11">A trip itinerary exists. An api (</text:span><text:a xlink:type="simple" xlink:href="https://github.com/geokit/geokit-rails" text:style-name="Internet_20_link" text:visited-style-name="Visited_20_Internet_20_Link"><text:span text:style-name="T11">https://github.com/geokit/geokit-rails</text:span></text:a><text:span text:style-name="T11">) for route planning is used to deliver times, traffic and other updates. <text:line-break/><text:tab/>All calculations for distances traveled is done for all Long Lat points immediately at the moment the customer requests a booking, and confirms a booking. Live route updates happen at optimum server load intervals. <text:line-break/>If C’s Trip legs/vectors cross over a driver’s Destination Trip, calculate probabilities that they should move together.</text:span></text:p>
      <text:p text:style-name="P35"/>
      <text:p text:style-name="P10"><text:tab/>Customer(C) wants to know:</text:p>
      <text:p text:style-name="P10">1How much is a taxi from here(location) to here(location)?</text:p>
      <text:p text:style-name="P34"><text:span text:style-name="T11">Simple </text:span>Answer: <text:span text:style-name="T11">The trip itinerary must be built first. Once the stops are plotted, the total time of the trip according to traffic, and road issues is issued. Expected time is shown. From the expected time of the trip, we divide that by 60 and multiply it by driver’s wage * rating. </text:span></text:p>
      <text:p text:style-name="P36">Technical Answer: </text:p>
      <text:p text:style-name="P37"><text:span text:style-name="T13">Taxi Cost(TC)=(Average Driver’s Wage(ADW)*(</text:span>Expected <text:span text:style-name="T12">Travel Time in minutes</text:span>(<text:span text:style-name="T12">ETT))/60</text:span></text:p>
      <text:p text:style-name="P37"/>
      <text:p text:style-name="P37"><text:span text:style-name="T12">(</text:span>Expected <text:span text:style-name="T12">Travel Time in minutes</text:span>(<text:span text:style-name="T12">ETT)) = (Current Location(T0) to Second Location(T1) + (if there is a second location, add a buffer time and time from second location to third location)</text:span></text:p>
      <text:p text:style-name="P10">2How long will it take to get here?</text:p>
      <text:p text:style-name="P10"><text:tab/></text:p>
      <text:p text:style-name="P16"><text:span text:style-name="T6">Simple answer: </text:span><text:span text:style-name="T7">Do the simple calculation from above, and apply it to the drivers location and my location.</text:span><text:span text:style-name="T6"> <text:tab/></text:span></text:p>
      <text:p text:style-name="P33">Technical answer:</text:p>
      <text:p text:style-name="P26">Arrival Time(AT) = Driver Location(DLspot) to T0 </text:p>
      <text:p text:style-name="P11">3How long is the ride duration? <text:span text:style-name="T7">ETT</text:span><text:line-break/>4Who is the taxi driver? </text:p>
      <text:p text:style-name="P26">Simple Answer: Driver profile</text:p>
      <text:p text:style-name="P26">Technical Answer: Show the driver profile page with all displayable information.</text:p>
      <text:p text:style-name="P10">5Is that driver’s path the same one in my direction?</text:p>
      <text:p text:style-name="P26">Simple answer: <text:span text:style-name="T14">See if C’s path and D’s path intersect.</text:span></text:p>
      <text:p text:style-name="P28">Techincal answer: Use probabilities on trip total time value, weighted trip distance, trip immdiacy, movement probability to figure out if their vectors are aligned right. The best idea to acertain success here is to let the Customer’s vector be super immediate and the driver can use C’s T0 as a portal to get to the far off Destination that is close to C’s T1, T2, or T3</text:p>
      <text:p text:style-name="P10">6Does the driver offer any amneties?</text:p>
      <text:p text:style-name="P28">Simple answer: Check the driver’s current Needs/Amnities form</text:p>
      <text:p text:style-name="P28">technical answer: Let the customer view elements from the Driver’s profile</text:p>
      <text:p text:style-name="P10">7How good is the driver’s rating?</text:p>
      <text:p text:style-name="P28">Simple answer: Check the driver’s Profile</text:p>
      <text:p text:style-name="P28">technical answer: Let the customer view elements from the Driver’s profile</text:p>
      <text:p text:style-name="P12">8Has the driver passed any tests?<text:line-break/><text:span text:style-name="T8">Simple answer: This should be part of an expansion model for the platform.<text:line-break/>Technical answer: view the driver’s profile stats.</text:span></text:p>
      <text:p text:style-name="P10">9How large is the car?</text:p>
      <text:p text:style-name="P28">Simple answer: Check the driver’s Profile</text:p>
      <text:p text:style-name="P28"><text:soft-page-break/><text:span text:style-name="T15">T</text:span>echnical answer: Let the customer view elements from the Driver’s profile. One of the elements will be the car that is registered under his name, with inputs from the array of cars and their sizes. A manual option must be selected, but if the car is within the database, let a choice be automatically entered.</text:p>
      <text:p text:style-name="P10">10(optional)Incentivise me to: rate this car, record all audio in the car, pay in bitcoin, clean this car, cater for others in this car, bring in items into this car, take out items of this car, have a longer trip and get gas with this driver, social profile of the driver, special instructions, comments, medical devices onboard? Profile color type<text:span text:style-name="T1">(to explain road priority), needs of the driver, Shared musical likes, ai response wizard for validations(can use trees to figure it out), no interaction</text:span></text:p>
      <text:p text:style-name="P10"/>
      <text:p text:style-name="P10"><text:tab/>Driver(D) wants to know:</text:p>
      <text:p text:style-name="P10">1What what is the traveller’s trip itinerary?</text:p>
      <text:p text:style-name="P29">Simple Answer: <text:span text:style-name="T16">From T0 to T1</text:span></text:p>
      <text:p text:style-name="P30">Technical Answer:<text:span text:style-name="T16">From T0 to T1 .. or further</text:span></text:p>
      <text:p text:style-name="P10">2What does the customer look like?</text:p>
      <text:p text:style-name="P30">Simple Answer: <text:span text:style-name="T17">Let driver view customer profile and profile metrics</text:span></text:p>
      <text:p text:style-name="P30">Technical Answer: <text:span text:style-name="T17">see above.</text:span></text:p>
      <text:p text:style-name="P10">3How much space does the customer need? </text:p>
      <text:p text:style-name="P32">Simple Answer: See the customer immediate needs form</text:p>
      <text:p text:style-name="P32">Technical Answer: see above</text:p>
      <text:p text:style-name="P10">4What things does the customer want? </text:p>
      <text:p text:style-name="P32">Simple Answer: see the customer immediate needs form</text:p>
      <text:p text:style-name="P32">Technical Answer: see above</text:p>
      <text:p text:style-name="P13">5What thing does the customer need</text:p>
      <text:p text:style-name="P32">Simple Answer: see the customer immediate needs form</text:p>
      <text:p text:style-name="P32">Technical Answer: see above</text:p>
      <text:p text:style-name="P13">6Social profile of the customer</text:p>
      <text:p text:style-name="P31">Simple Answer: <text:span text:style-name="T17">Let driver view customer profile and profile metrics</text:span></text:p>
      <text:p text:style-name="P31">Technical Answer: <text:span text:style-name="T17">see above.</text:span></text:p>
      <text:p text:style-name="P13">7Would the customer like to control audio or visual effects in the car? </text:p>
      <text:p text:style-name="P32">Simple Answer: see the customer immediate needs form</text:p>
      <text:p text:style-name="P32">Technical Answer: see above</text:p>
      <text:p text:style-name="P13">8What port is needed for handing over video, audio and other sensory applications in the car?</text:p>
      <text:p text:style-name="P32">Simple Answer: see the customer immediate needs form</text:p>
      <text:p text:style-name="P32">Technical Answer: see above</text:p>
      <text:p text:style-name="P14">9Is there a special situation for this client</text:p>
      <text:p text:style-name="P32">Simple Answer: see the customer immediate needs form or customer profile data</text:p>
      <text:p text:style-name="P32">Technical Answer: see above</text:p>
      <text:p text:style-name="P15">10<text:span text:style-name="T2">(optionally)</text:span>If the client wants to drive my car, what is their driving history? <text:span text:style-name="T2">How much tip is expected?, what has the customer studied, what is the customer’s experience rating?</text:span></text:p>
      <text:p text:style-name="P32">Simple Answer: let the driver fully review the customer driving history in the customer profile</text:p>
      <text:p text:style-name="P32">Technical Answer: see above.</text:p>
      <text:p text:style-name="P13"/>
      <text:p text:style-name="P1">*when the word automatically is used, assume integration of an apporpriate gem which returns data in a format you can use javascript to manipulate to a variable within a script.</text:p>
      <text:p text:style-name="P5"/>
      <text:p text:style-name="P49">Technologies needed to be installed: </text:p>
      <text:p text:style-name="P38">Technology<text:tab/><text:tab/><text:tab/>Reason<text:tab/><text:tab/><text:tab/>Concerns<text:tab/><text:tab/>Incremental Costs?</text:p>
      <text:p text:style-name="P38"><text:span text:style-name="T31">RAILS<text:tab/><text:tab/><text:tab/><text:tab/>Gem Load<text:tab/><text:tab/>Instant Relay speed<text:tab/>React migration</text:span><text:line-break/>Firebase<text:tab/><text:tab/><text:tab/>User/info database<text:tab/>Users scaling.<text:tab/><text:tab/>As server load increases</text:p>
      <text:p text:style-name="P50"><text:span text:style-name="T20">&lt;script</text:span><text:span text:style-name="T22"> </text:span><text:span text:style-name="T24">src</text:span><text:span text:style-name="T25">=</text:span><text:span text:style-name="T27">"https://www.gstatic.com/firebasejs/5.5.6/firebase.js"</text:span><text:span text:style-name="T20">&gt;&lt;/script&gt;</text:span></text:p>
      <text:p text:style-name="P51">&lt;script&gt;</text:p>
      <text:p text:style-name="P52"><text:span text:style-name="T22">  </text:span><text:span text:style-name="T29">// Initialize Firebase</text:span></text:p>
      <text:p text:style-name="P52"><text:span text:style-name="T22">  </text:span><text:span text:style-name="T21">var</text:span><text:span text:style-name="T23"> config </text:span><text:span text:style-name="T26">=</text:span><text:span text:style-name="T23"> </text:span><text:span text:style-name="T26">{</text:span></text:p>
      <text:p text:style-name="P52"><text:span text:style-name="T22">    </text:span><text:span text:style-name="T23">apiKey</text:span><text:span text:style-name="T26">:</text:span><text:span text:style-name="T23"> </text:span><text:span text:style-name="T28">"AIzaSyCPBw8r_hVM4n3CkLIQoQ8HfFidW2E_GpQ"</text:span><text:span text:style-name="T26">,</text:span></text:p>
      <text:p text:style-name="P52"><text:span text:style-name="T22">    </text:span><text:span text:style-name="T23">authDomain</text:span><text:span text:style-name="T26">:</text:span><text:span text:style-name="T23"> </text:span><text:span text:style-name="T28">"secretsuberapp.firebaseapp.com"</text:span><text:span text:style-name="T26">,</text:span></text:p>
      <text:p text:style-name="P52"><text:span text:style-name="T22">    </text:span><text:span text:style-name="T23">databaseURL</text:span><text:span text:style-name="T26">:</text:span><text:span text:style-name="T23"> </text:span><text:span text:style-name="T28">"https://secretsuberapp.firebaseio.com"</text:span><text:span text:style-name="T26">,</text:span></text:p>
      <text:p text:style-name="P52"><text:span text:style-name="T22">    </text:span><text:span text:style-name="T23">projectId</text:span><text:span text:style-name="T26">:</text:span><text:span text:style-name="T23"> </text:span><text:span text:style-name="T28">"secretsuberapp"</text:span><text:span text:style-name="T26">,</text:span></text:p>
      <text:p text:style-name="P52"><text:span text:style-name="T22">    </text:span><text:span text:style-name="T23">storageBucket</text:span><text:span text:style-name="T26">:</text:span><text:span text:style-name="T23"> </text:span><text:span text:style-name="T28">"secretsuberapp.appspot.com"</text:span><text:span text:style-name="T26">,</text:span></text:p>
      <text:p text:style-name="P52"><text:span text:style-name="T22">    </text:span><text:span text:style-name="T23">messagingSenderId</text:span><text:span text:style-name="T26">:</text:span><text:span text:style-name="T23"> </text:span><text:span text:style-name="T28">"982316921559"</text:span></text:p>
      <text:p text:style-name="P52"><text:span text:style-name="T22">  </text:span><text:span text:style-name="T26">};</text:span></text:p>
      <text:p text:style-name="P52"><text:span text:style-name="T22">  </text:span><text:span text:style-name="T23">firebase</text:span><text:span text:style-name="T26">.</text:span><text:span text:style-name="T23">initializeApp</text:span><text:span text:style-name="T26">(</text:span><text:span text:style-name="T23">config</text:span><text:span text:style-name="T26">);</text:span></text:p>
      <text:p text:style-name="P51">&lt;/script&gt;</text:p>
      <text:p text:style-name="P42"/>
      <text:p text:style-name="P42"/>
      <text:p text:style-name="P42"/>
      <text:p text:style-name="P42">Geocoding (unknown)<text:tab/>Waze Deeplinks?<text:line-break/><text:tab/><text:tab/><text:tab/><text:tab/><text:a xlink:type="simple" xlink:href="https://www.waze.com/livemap" text:style-name="Internet_20_link" text:visited-style-name="Visited_20_Internet_20_Link">https://www.waze.com/livemap</text:a></text:p>
      <text:p text:style-name="P43"><text:tab/><text:tab/><text:tab/><text:tab/><text:span text:style-name="T19">https://developers.google.com/waze/deeplinks/</text:span></text:p>
      <text:p text:style-name="P44">User module<text:tab/><text:tab/><text:tab/>Devise<text:tab/><text:tab/><text:tab/>Allow authenticated user use <text:span text:style-name="T30">only. UX reasons</text:span></text:p>
      <text:p text:style-name="P45">Figaro<text:tab/><text:tab/><text:tab/><text:tab/>Anonymize data<text:tab/></text:p>
      <text:p text:style-name="P45">Stripe<text:tab/><text:tab/><text:tab/><text:tab/>Payments possible<text:tab/></text:p>
      <text:p text:style-name="P40"/>
      <text:p text:style-name="P38">Additional Modules required</text:p>
      <text:p text:style-name="P38"/>
      <text:p text:style-name="P39">Administrator interface <text:span text:style-name="T18">(at-a-glance view that consists of the following):</text:span><text:line-break/><text:tab/>- <text:span text:style-name="T18">view metrics of how many users ever, and how many current users</text:span></text:p>
      <text:p text:style-name="P41"><text:tab/>- <text:span text:style-name="T32">user stock chart</text:span></text:p>
      <text:p text:style-name="P41"><text:tab/>- <text:span text:style-name="T18">firebase online</text:span></text:p>
      <text:p text:style-name="P39"><text:tab/>- <text:span text:style-name="T18"># of traffic jams</text:span></text:p>
      <text:p text:style-name="P39"><text:tab/>- <text:span text:style-name="T18">driver ratings</text:span></text:p>
      <text:p text:style-name="P39"><text:tab/>- <text:span text:style-name="T18">customer ratings<text:line-break/><text:tab/></text:span></text:p>
      <text:p text:style-name="P46"><text:tab/>- coupon and discount models</text:p>
      <text:p text:style-name="P39"/>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svg:font-family="'Roboto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1:32:51.437815380</meta:creation-date>
    <dc:date>2018-11-03T16:31:42.097832578</dc:date>
    <meta:editing-duration>PT5H35M46S</meta:editing-duration>
    <meta:editing-cycles>6</meta:editing-cycles>
    <meta:generator>LibreOffice/5.1.6.2$Linux_X86_64 LibreOffice_project/10m0$Build-2</meta:generator>
    <meta:document-statistic meta:table-count="0" meta:image-count="0" meta:object-count="0" meta:page-count="6" meta:paragraph-count="172" meta:word-count="1611" meta:character-count="10599" meta:non-whitespace-character-count="9032"/>
  </office:meta>
</office:document-meta>
</file>